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fo:font-size="14pt" style:text-underline-style="none" style:font-size-asian="14pt" style:font-size-complex="14pt"/>
    </style:style>
    <style:style style:name="P4" style:family="paragraph" style:parent-style-name="Standard" style:list-style-name="L1">
      <style:paragraph-properties fo:text-align="justify" style:justify-single-word="false"/>
      <style:text-properties fo:font-size="14pt" style:text-underline-style="none" style:font-size-asian="14pt" style:font-size-complex="14pt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raduccion de las interrelaciones</text:p>
      <text:p text:style-name="P2"/>
      <text:list xml:id="list1696338731" text:style-name="L1">
        <text:list-item>
          <text:p text:style-name="P4">Contrato_dirigir:<text:tab/>esta inter<text:span text:style-name="T1">relació</text:span>n decidimos fuera absorbida por la relación Técnico.</text:p>
          <text:p text:style-name="P4"/>
        </text:list-item>
        <text:list-item>
          <text:p text:style-name="P4">Contrato_jugar: decidimos que fuera absorbida por la relación Jugador a la que entonces se le añaden los atributos <text:s/>cj_clausula_rece, cj_salario, cj_finalizacion, cj_inicio y cj_equipo ya que la interrelación tiene dependencia con Equipo. </text:p>
          <text:p text:style-name="P4"><text:tab/></text:p>
        </text:list-item>
        <text:list-item>
          <text:p text:style-name="P4">Anota: fue absorbida enla relación Gol con la clave foránea anota. </text:p>
          <text:p text:style-name="P4"/>
        </text:list-item>
        <text:list-item>
          <text:p text:style-name="P4">Asiste: fue absorbida enla relación Gol con la clave foránea asiste.</text:p>
        </text:list-item>
      </text:list>
      <text:p text:style-name="P3"/>
      <text:list xml:id="list235175704" text:continue-numbering="true" text:style-name="L1">
        <text:list-item>
          <text:p text:style-name="P4">Convocado: se crea una relación con el mismo nombre la cual cuenta con una clave compuesta de c_jugador (relaciona con el jugador convocado) y c_partido, local y visitante (para relacionarlo a un partido específico se necesita tanto la fecha como quien fue local y visitante del mismo). Además se agregan sus atributos. </text:p>
        </text:list-item>
      </text:list>
      <text:p text:style-name="P3"/>
      <text:list xml:id="list1647884849" text:continue-numbering="true" text:style-name="L1">
        <text:list-item>
          <text:p text:style-name="P4">Compite_en: se representó con una relación del mismo nombre y se agregan las respectivas claves foráneas (el nombre de la competencia y el nombre del partido). <text:s text:c="2"/></text:p>
        </text:list-item>
      </text:list>
      <text:p text:style-name="P3"/>
      <text:list xml:id="list524973890" text:continue-numbering="true" text:style-name="L1">
        <text:list-item>
          <text:p text:style-name="P4">Efectuada_en_la: es absorbida por la relación Temporada a la cual se le añade la llave foránea c_nombre que lo relaciona con Competencia.</text:p>
        </text:list-item>
      </text:list>
      <text:p text:style-name="P3"/>
      <text:list xml:id="list1693575405" text:continue-numbering="true" text:style-name="L1">
        <text:list-item>
          <text:p text:style-name="P4">Es_en_la: se agrega como clave foránea a la relación Partido la clave primaria de <text:s/>la relación Temporada y queda asi representada.</text:p>
        </text:list-item>
      </text:list>
      <text:p text:style-name="P3"/>
      <text:list xml:id="list1927228835" text:continue-numbering="true" text:style-name="L1">
        <text:list-item>
          <text:p text:style-name="P4">Pertenece_a_la: <text:s/>se crea una relación con el mismo nombre que tenga como clave a_partido, p_local, p_visitante (tripleta que identifica el partido) junto a c_nombre . Además los atributos. </text:p>
        </text:list-item>
      </text:list>
      <text:p text:style-name="P3"/>
      <text:list xml:id="list1099388546" text:continue-numbering="true" text:style-name="L1">
        <text:list-item>
          <text:p text:style-name="P4">Participa_en: esta interrelación se absorbe en la relación de Partido al gregar local y visitante como clave foránea.</text:p>
        </text:list-item>
      </text:list>
      <text:p text:style-name="P3"/>
      <text:list xml:id="list924092490" text:continue-numbering="true" text:style-name="L1">
        <text:list-item>
          <text:p text:style-name="P4">Se_anota: se crea una relación con el mismo nombre y ya que Gol es débil de <text:s/>Partido basta con poner la clave de esta relación. </text:p>
        </text:list-item>
      </text:list>
      <text:p text:style-name="P3"/>
      <text:list xml:id="list755910894" text:continue-numbering="true" text:style-name="L1">
        <text:list-item>
          <text:p text:style-name="P4">Amonesta: se crea una relación con el mismo nombre que tenga como clave a_partido, p_local, p_visitante (tripleta que identifica el partido) junto a la clave <text:soft-page-break/>de la relación árbitro y jugador. Se incluyen los atributos. </text:p>
        </text:list-item>
      </text:list>
      <text:p text:style-name="P1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5T08:58:48</meta:creation-date>
    <meta:editing-duration>PT1H23M30S</meta:editing-duration>
    <meta:editing-cycles>4</meta:editing-cycles>
    <meta:generator>LibreOffice/3.5$Linux_x86 LibreOffice_project/350m1$Build-2</meta:generator>
    <meta:initial-creator>daniela </meta:initial-creator>
    <dc:date>2015-02-06T16:03:51</dc:date>
    <dc:creator>daniela </dc:creator>
    <meta:document-statistic meta:table-count="0" meta:image-count="0" meta:object-count="0" meta:page-count="2" meta:paragraph-count="14" meta:word-count="308" meta:character-count="1910" meta:non-whitespace-character-count="1614"/>
  </office:meta>
</office:document-meta>
</file>